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swiss"/>
    <style:font-face style:name="Cantarell" svg:font-family="Cantarell" style:font-adornments="Pogrubiona" style:font-pitch="variable"/>
    <style:font-face style:name="Heuristica" svg:font-family="Heuristica" style:font-pitch="variable"/>
    <style:font-face style:name="PT Serif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502cm" fo:margin-left="-0.191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.54cm"/>
    </style:style>
    <style:style style:name="Tabela1.C" style:family="table-column">
      <style:table-column-properties style:column-width="3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" fo:background-color="#0066cc" fo:padding-left="0.191cm" fo:padding-right="0.191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713cm" fo:keep-together="always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3" style:family="table-row">
      <style:table-row-properties style:min-row-height="0.829cm" fo:keep-together="always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3" style:family="table-cell">
      <style:table-cell-properties style:vertical-align="middle" fo:padding-left="0.191cm" fo:padding-right="0.191cm" fo:padding-top="0cm" fo:padding-bottom="0cm" fo:border="0.5pt solid #000001"/>
    </style:style>
    <style:style style:name="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P2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371b2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589ed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5ce71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Heuristica" fo:font-size="10pt" officeooo:rsid="0021c274" officeooo:paragraph-rsid="0021c274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Heuristica" fo:font-size="10pt" officeooo:rsid="0021c274" officeooo:paragraph-rsid="002371b2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Heuristica" fo:font-size="10pt" officeooo:rsid="001fda74" style:font-size-asian="8.75pt" style:font-size-complex="10pt"/>
    </style:style>
    <style:style style:name="P9" style:family="paragraph" style:parent-style-name="Standard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font-name="Heuristica" officeooo:paragraph-rsid="00243da9"/>
    </style:style>
    <style:style style:name="P10" style:family="paragraph" style:parent-style-name="Standard">
      <style:paragraph-properties fo:line-height="150%" fo:text-align="justify" style:justify-single-word="false" fo:orphans="2" fo:widows="2" style:vertical-align="auto"/>
      <style:text-properties style:font-name="Heuristica" officeooo:rsid="0029b186" officeooo:paragraph-rsid="0029b186"/>
    </style:style>
    <style:style style:name="P11" style:family="paragraph" style:parent-style-name="Standard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font-weight="normal" officeooo:rsid="0029b186" officeooo:paragraph-rsid="0029b18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officeooo:rsid="001fda74" officeooo:paragraph-rsid="001fda74" style:font-size-asian="10pt" style:language-asian="pl" style:country-asian="PL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style:font-size-asian="10pt" style:language-asian="pl" style:country-asian="PL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#0066cc" style:vertical-align="auto">
        <style:background-image/>
      </style:paragraph-properties>
      <style:text-properties style:font-name="Heuristica" fo:font-size="10pt" fo:language="pl" fo:country="PL" fo:font-weight="bold" style:font-size-asian="10pt" style:language-asian="pl" style:country-asian="PL" style:font-weight-asian="bold"/>
    </style:style>
    <style:style style:name="P16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/>
    </style:style>
    <style:style style:name="P17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18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19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589ed" style:font-size-asian="8.75pt" style:font-size-complex="10pt"/>
    </style:style>
    <style:style style:name="P20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68fcc" style:font-size-asian="8.75pt" style:font-size-complex="10pt"/>
    </style:style>
    <style:style style:name="P21" style:family="paragraph" style:parent-style-name="Standard">
      <style:paragraph-properties fo:margin-left="3.752cm" fo:margin-right="0cm" fo:text-align="justify" style:justify-single-word="false" fo:text-indent="-0.635cm" style:auto-text-indent="false"/>
      <style:text-properties style:font-name="Heuristica" fo:font-size="10pt" officeooo:rsid="00213322" officeooo:paragraph-rsid="00268fcc" style:font-size-asian="8.75pt" style:font-size-complex="10pt"/>
    </style:style>
    <style:style style:name="P22" style:family="paragraph" style:parent-style-name="Standard" style:list-style-name="L1">
      <style:paragraph-properties fo:line-height="150%" fo:text-align="justify" style:justify-single-word="false" fo:orphans="2" fo:widows="2" style:vertical-align="auto"/>
      <style:text-properties style:font-name="Heuristica" fo:font-size="10pt" fo:language="pl" fo:country="PL" officeooo:paragraph-rsid="00243da9" style:font-size-asian="10pt" style:language-asian="pl" style:country-asian="P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Heuristica" fo:font-size="10pt" officeooo:rsid="001fda74" officeooo:paragraph-rsid="001fda74" style:font-size-asian="8.75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Heuristica" fo:font-size="10pt" officeooo:rsid="001fda74" officeooo:paragraph-rsid="001fda74" style:font-size-asian="8.75pt" style:font-size-complex="10pt"/>
    </style:style>
    <style:style style:name="P25" style:family="paragraph" style:parent-style-name="Standard" style:list-style-name="L6">
      <style:paragraph-properties fo:text-align="justify" style:justify-single-word="false"/>
      <style:text-properties style:font-name="Heuristica" fo:font-size="10pt" officeooo:rsid="00243da9" officeooo:paragraph-rsid="00243da9" style:font-size-asian="8.75pt" style:font-size-complex="10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Heuristica" fo:font-size="10pt" officeooo:rsid="00213322" officeooo:paragraph-rsid="00213322" style:font-size-asian="10pt" style:font-size-complex="10pt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29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589ed" style:font-size-asian="10pt" style:font-size-complex="10pt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371b2" style:font-size-asian="10pt" style:font-size-complex="10pt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5ce71" style:font-size-asian="10pt" style:font-size-complex="10pt"/>
    </style:style>
    <style:style style:name="P32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c274" officeooo:paragraph-rsid="0021c274" style:font-size-asian="10pt" style:font-size-complex="10pt"/>
    </style:style>
    <style:style style:name="P33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c274" officeooo:paragraph-rsid="002371b2" style:font-size-asian="10pt" style:font-size-complex="10pt"/>
    </style:style>
    <style:style style:name="P34" style:family="paragraph" style:parent-style-name="Standard" style:list-style-name="L8">
      <style:paragraph-properties fo:line-height="150%" fo:text-align="justify" style:justify-single-word="false" fo:orphans="2" fo:widows="2" style:vertical-align="auto"/>
      <style:text-properties style:font-name="Heuristica" fo:font-size="10pt" officeooo:rsid="0029b186" officeooo:paragraph-rsid="0029b186" style:font-size-asian="10pt" style:font-size-complex="10pt"/>
    </style:style>
    <style:style style:name="P35" style:family="paragraph" style:parent-style-name="Standard" style:list-style-name="L9">
      <style:paragraph-properties fo:line-height="150%" fo:text-align="justify" style:justify-single-word="false" fo:orphans="2" fo:widows="2" style:vertical-align="auto"/>
      <style:text-properties style:font-name="Heuristica" fo:font-size="10pt" officeooo:rsid="0029b186" officeooo:paragraph-rsid="0029b186" style:font-size-asian="10pt" style:font-size-complex="10pt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Heuristica" fo:font-size="12pt" officeooo:rsid="001fda74" style:font-size-asian="12pt" style:font-size-complex="12pt"/>
    </style:style>
    <style:style style:name="P37" style:family="paragraph" style:parent-style-name="Standard" style:list-style-name="L2">
      <style:paragraph-properties fo:text-align="justify" style:justify-single-word="false"/>
      <style:text-properties style:font-name="Heuristica" officeooo:rsid="00213322" officeooo:paragraph-rsid="00213322"/>
    </style:style>
    <style:style style:name="P38" style:family="paragraph" style:parent-style-name="Standard" style:list-style-name="L7">
      <style:paragraph-properties fo:line-height="150%" fo:text-align="justify" style:justify-single-word="false" fo:orphans="2" fo:widows="2" style:vertical-align="auto"/>
      <style:text-properties style:font-name="Heuristica" officeooo:rsid="0029b186" officeooo:paragraph-rsid="0029b186"/>
    </style:style>
    <style:style style:name="P39" style:family="paragraph" style:parent-style-name="Standard" style:list-style-name="L1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language="pl" fo:country="PL" officeooo:paragraph-rsid="00243da9" style:font-size-asian="10pt" style:language-asian="pl" style:country-asian="PL"/>
    </style:style>
    <style:style style:name="P40" style:family="paragraph" style:parent-style-name="Standard" style:list-style-name="L1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use-window-font-color="true" style:font-name="Heuristica" fo:font-size="10pt" fo:language="pl" fo:country="PL" officeooo:paragraph-rsid="00243da9" style:font-size-asian="10pt" style:language-asian="pl" style:country-asian="PL"/>
    </style:style>
    <style:style style:name="P41" style:family="paragraph" style:parent-style-name="Standard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use-window-font-color="true" style:font-name="Heuristica" fo:font-size="10pt" fo:language="pl" fo:country="PL" officeooo:paragraph-rsid="00243da9" style:font-size-asian="10pt" style:language-asian="pl" style:country-asian="PL"/>
    </style:style>
    <style:style style:name="P42" style:family="paragraph" style:parent-style-name="Standard" style:list-style-name="L8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language="pl" fo:country="PL" fo:font-weight="normal" officeooo:rsid="0029b186" officeooo:paragraph-rsid="0029b186" style:font-size-asian="10pt" style:language-asian="pl" style:country-asian="PL" style:font-weight-asian="normal" style:font-size-complex="10pt" style:font-weight-complex="normal"/>
    </style:style>
    <style:style style:name="P43" style:family="paragraph" style:parent-style-name="Standard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language="pl" fo:country="PL" fo:font-weight="normal" officeooo:rsid="0029b186" officeooo:paragraph-rsid="0029b186" style:font-size-asian="10pt" style:language-asian="pl" style:country-asian="PL" style:font-weight-asian="normal" style:font-size-complex="10pt" style:font-weight-complex="normal"/>
    </style:style>
    <style:style style:name="P44" style:family="paragraph" style:parent-style-name="Standard" style:list-style-name="L9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language="pl" fo:country="PL" fo:font-weight="normal" officeooo:rsid="0029b186" officeooo:paragraph-rsid="0029b186" style:font-size-asian="10pt" style:language-asian="pl" style:country-asian="PL" style:font-weight-asian="normal" style:font-size-complex="10pt" style:font-weight-complex="normal"/>
    </style:style>
    <style:style style:name="P45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46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aa043" style:font-size-asian="8.75pt" style:font-size-complex="10pt"/>
    </style:style>
    <style:style style:name="P47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8ace4" style:font-size-asian="8.75pt" style:font-size-complex="10pt"/>
    </style:style>
    <style:style style:name="P48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589ed" style:font-size-asian="8.75pt" style:font-size-complex="10pt"/>
    </style:style>
    <style:style style:name="P49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50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750f5" style:font-size-asian="8.75pt" style:font-size-complex="10pt"/>
    </style:style>
    <style:style style:name="P51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aa043" style:font-size-asian="8.75pt" style:font-size-complex="10pt"/>
    </style:style>
    <style:style style:name="P52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8ace4" style:font-size-asian="8.75pt" style:font-size-complex="10pt"/>
    </style:style>
    <style:style style:name="P53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8ace4" officeooo:paragraph-rsid="0028ace4" style:font-size-asian="8.75pt" style:font-size-complex="10pt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officeooo:rsid="002ad2d4" officeooo:paragraph-rsid="002ad2d4" style:font-size-asian="10pt" style:language-asian="pl" style:country-asian="PL"/>
    </style:style>
    <style:style style:name="P55" style:family="paragraph" style:parent-style-name="Heading_20_1">
      <style:paragraph-properties fo:margin-left="0cm" fo:margin-right="0cm" fo:margin-top="0.847cm" fo:margin-bottom="0.212cm" style:contextual-spacing="false" fo:line-height="150%" fo:text-align="justify" style:justify-single-word="false" fo:orphans="2" fo:widows="2" fo:text-indent="0cm" style:auto-text-indent="false" fo:keep-with-next="always" style:vertical-align="auto"/>
      <style:text-properties fo:color="#3399ff" style:font-name="Heuristica" fo:font-size="14pt" fo:language="pl" fo:country="PL" fo:font-weight="bold" style:letter-kerning="true" style:font-size-asian="14pt" style:language-asian="pl" style:country-asian="PL" style:font-weight-asian="bold"/>
    </style:style>
    <style:style style:name="P56" style:family="paragraph" style:parent-style-name="Heading_20_2">
      <style:paragraph-properties fo:margin-top="0.423cm" fo:margin-bottom="0.106cm" style:contextual-spacing="false" fo:line-height="150%" fo:text-align="justify" style:justify-single-word="false" fo:orphans="2" fo:widows="2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style:font-size-asian="12pt" style:language-asian="pl" style:country-asian="PL" style:font-weight-asian="bold"/>
    </style:style>
    <style:style style:name="P57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style:font-size-asian="12pt" style:language-asian="pl" style:country-asian="PL" style:font-weight-asian="bold"/>
    </style:style>
    <style:style style:name="P58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officeooo:rsid="001fda74" officeooo:paragraph-rsid="001fda74" style:font-size-asian="12pt" style:language-asian="pl" style:country-asian="PL" style:font-weight-asian="bold"/>
    </style:style>
    <style:style style:name="P59" style:family="paragraph" style:parent-style-name="Title" style:master-page-name="Standard">
      <style:paragraph-properties fo:text-align="center" style:justify-single-word="false" style:page-number="auto"/>
      <style:text-properties fo:color="#0066cc" style:font-name="Heuristica"/>
    </style:style>
    <style:style style:name="T1" style:family="text">
      <style:text-properties fo:font-size="10pt" fo:language="pl" fo:country="PL" style:font-size-asian="10pt" style:language-asian="pl" style:country-asian="PL"/>
    </style:style>
    <style:style style:name="T2" style:family="text">
      <style:text-properties officeooo:rsid="001fcfa7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fda74" style:font-size-asian="12pt" style:font-size-complex="12pt"/>
    </style:style>
    <style:style style:name="T5" style:family="text">
      <style:text-properties officeooo:rsid="001fda74"/>
    </style:style>
    <style:style style:name="T6" style:family="text">
      <style:text-properties officeooo:rsid="0021c274"/>
    </style:style>
    <style:style style:name="T7" style:family="text">
      <style:text-properties officeooo:rsid="002371b2"/>
    </style:style>
    <style:style style:name="T8" style:family="text">
      <style:text-properties officeooo:rsid="002589ed"/>
    </style:style>
    <style:style style:name="T9" style:family="text">
      <style:text-properties officeooo:rsid="0025ce71"/>
    </style:style>
    <style:style style:name="T10" style:family="text">
      <style:text-properties officeooo:rsid="00268fcc"/>
    </style:style>
    <style:style style:name="T11" style:family="text">
      <style:text-properties officeooo:rsid="002aa0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Przetwarzani<text:span text:style-name="T2">e</text:span> Rozproszone<text:line-break/><text:span text:style-name="T2">Sprawozdanie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5">Nazwisko Imię</text:p>
          </table:table-cell>
          <table:table-cell table:style-name="Tabela1.A1" office:value-type="string">
            <text:p text:style-name="P15">album</text:p>
          </table:table-cell>
          <table:table-cell table:style-name="Tabela1.A1" office:value-type="string">
            <text:p text:style-name="P15">termin zajęć</text:p>
          </table:table-cell>
        </table:table-row>
        <table:table-row table:style-name="Tabela1.2">
          <table:table-cell table:style-name="Tabela1.A2" office:value-type="string">
            <text:p text:style-name="P14">Radosław Osten</text:p>
          </table:table-cell>
          <table:table-cell table:style-name="Tabela1.B2" office:value-type="string">
            <text:p text:style-name="P54">106520</text:p>
          </table:table-cell>
          <table:table-cell table:style-name="Tabela1.C3" table:number-rows-spanned="2" office:value-type="string">
            <text:p text:style-name="P13"><text:span text:style-name="T2">Środa</text:span> <text:span text:style-name="T2">8:00</text:span></text:p>
            <text:p text:style-name="P13">tydzień parzysty</text:p>
          </table:table-cell>
        </table:table-row>
        <table:table-row table:style-name="Tabela1.3">
          <table:table-cell table:style-name="Tabela1.A3" office:value-type="string">
            <text:p text:style-name="P14">Michał Ślusarczyk</text:p>
          </table:table-cell>
          <table:table-cell table:style-name="Tabela1.B3" office:value-type="string">
            <text:p text:style-name="P12">106643</text:p>
          </table:table-cell>
          <table:covered-table-cell/>
        </table:table-row>
      </table:table>
      <text:h text:style-name="P55" text:outline-level="1">Algorytm rozwiązania</text:h>
      <text:h text:style-name="P56" text:outline-level="2">Definicja problemu</text:h>
      <text:p text:style-name="P16">MISTRZOWIE YETI</text:p>
      <text:p text:style-name="P17"/>
      <text:p text:style-name="P17">Dawno, dawno temu, w odległej galaktyce sprawowali rządy niezbyt mądrzy, ale za to</text:p>
      <text:p text:style-name="P17">szlachetni i straszliwie potężni rycerze Yeti. Aby zostać mistrzem, młodzi kadeci</text:p>
      <text:p text:style-name="P17">powinni wysłuchiwać wykładów mistrzów. Wykłady te wymagają projektora oraz sali.</text:p>
      <text:p text:style-name="P17">Projektory wymagają MOCY aby działania (mistrzowie Yeti nie używają takich banalnych</text:p>
      <text:p text:style-name="P17">rzeczy jak elektryczność).</text:p>
      <text:p text:style-name="P17"/>
      <text:p text:style-name="P17">Napisać procesy zarządzające organizowaniem wykładów dla kadetów. Zarządca</text:p>
      <text:p text:style-name="P17">zajmuje jedną z K sal, następnie rezerwuje jednego z N mistrzów, wreszcie bierze dowolny</text:p>
      <text:p text:style-name="P17">z M projektorów. Sale i mistrzowie są unikalne - projektory nie są unikalne.</text:p>
      <text:p text:style-name="P17">Każdy mistrz ma pewien poziom mocy. Każdy wykład zużywa jedną jednostkę mocy. Zarządca, </text:p>
      <text:p text:style-name="P17">po zauważeniu, że poziom mocy mistrza spada, odsyła go na medytacje. Po medytacjach</text:p>
      <text:p text:style-name="P17">mistrz odnawia MOC (mistrz dalej jest zasobem, a nie procesem!)</text:p>
      <text:h text:style-name="P57" text:outline-level="2">Założenia przyjętego modelu komunikacji</text:h>
      <text:list xml:id="list1196189317391022929" text:style-name="L1">
        <text:list-item>
          <text:p text:style-name="P22">asynchroniczny system z wymianą komunikatów</text:p>
        </text:list-item>
        <text:list-item>
          <text:p text:style-name="P39">topologia połączeń: każdy z każdym</text:p>
        </text:list-item>
        <text:list-item>
          <text:p text:style-name="P40">wymagana pojemność kanału: wiadomości w jednym kierunku / nieskończona </text:p>
        </text:list-item>
        <text:list-item>
          <text:p text:style-name="P40">inne wymagane własności sieci komunikacyjnej: kanały typu FIFO, transmisja rozgłoszeniowa</text:p>
        </text:list-item>
      </text:list>
      <text:p text:style-name="P9"/>
      <text:p text:style-name="P9"/>
      <text:p text:style-name="P9"/>
      <text:p text:style-name="P9"/>
      <text:p text:style-name="P9"/>
      <text:p text:style-name="P41"/>
      <text:h text:style-name="P58" text:outline-level="2"><text:soft-page-break/>Proponowane rozwiązanie</text:h>
      <text:list xml:id="list1915846693713108298" text:style-name="L2">
        <text:list-item>
          <text:p text:style-name="P36">Typy wiadomości</text:p>
          <text:p text:style-name="P36"/>
          <text:p text:style-name="P23">W proponowanym rozwiązaniu użyto następujących tagów wiadomości:</text:p>
        </text:list-item>
      </text:list>
      <text:p text:style-name="P24"/>
      <text:list xml:id="list2974481964832582974" text:style-name="L3">
        <text:list-item>
          <text:p text:style-name="P45">REQUEST_ROOM_TAG – żądanie sali; wysyłane, gdy proces chce zająć salę</text:p>
        </text:list-item>
        <text:list-item>
          <text:p text:style-name="P45"><text:span text:style-name="T5">R</text:span>EQUEST_MASTER_TAG – żądanie mistrza; wysyłane, gdy proces chce zająć mistrza</text:p>
        </text:list-item>
        <text:list-item>
          <text:p text:style-name="P45">RELEASE_ROOM_TAG – zwolnienie sali; wysyłane, gdy proces zwalnia salę po wykładzie</text:p>
        </text:list-item>
        <text:list-item>
          <text:p text:style-name="P46">RELEASE_MASTER_TAG – zwolnienie mistrza; wysyłane, gdy proces zwalnia mistrza po wykładzie/medytacji</text:p>
        </text:list-item>
        <text:list-item>
          <text:p text:style-name="P51">RESPONSE_<text:span text:style-name="T11">ROOM_</text:span>TAG – odpowiedź; wysyłana w odpowiedzi na żądania <text:span text:style-name="T11">sal</text:span></text:p>
        </text:list-item>
        <text:list-item>
          <text:p text:style-name="P51">RESPONSE_<text:span text:style-name="T11">MASTER_</text:span>TAG – odpowiedź; wysyłana w odpowiedzi na żądania <text:span text:style-name="T11">mistrzów</text:span></text:p>
        </text:list-item>
      </text:list>
      <text:p text:style-name="P8"/>
      <text:list xml:id="list15234735129565" text:continue-list="list1915846693713108298" text:style-name="L2">
        <text:list-item>
          <text:p text:style-name="P37"><text:span text:style-name="T4">O</text:span><text:span text:style-name="T3">pis algorytmu</text:span></text:p>
          <text:p text:style-name="P26">Zaprezentowane rozwiązanie podzielone jest na sekcję wykonywania akcji (wysyłania żądań i zwolnień) oraz sekcję obsługi wiadomości.</text:p>
        </text:list-item>
      </text:list>
      <text:p text:style-name="P2"/>
      <text:list xml:id="list9154813128887610932" text:style-name="L4">
        <text:list-item>
          <text:list>
            <text:list-item>
              <text:p text:style-name="P27">Sekcja wykonania akcji dzieli się na 5 stanów:</text:p>
            </text:list-item>
          </text:list>
        </text:list-item>
      </text:list>
      <text:p text:style-name="P2"/>
      <text:list xml:id="list3452412970869497459" text:style-name="L5">
        <text:list-item>
          <text:list>
            <text:list-item>
              <text:p text:style-name="P28">vacant</text:p>
              <text:p text:style-name="P29"><text:span text:style-name="T8">Zwiększa liczbę przeprowadzonych wykładów o 1. </text:span>W tym stanie Zarządca wybiera <text:span text:style-name="T6">losowego </text:span>mistrza, do którego kolejka jest najkrótsza, dodaje się do jego kolejki i wysyła do wszystkich żądanie mistrza (REQUEST_MASTER_TAG) <text:span text:style-name="T7">wraz z informacją o liczbie przeprowadzonych wykładów</text:span>. <text:span text:style-name="T6">Następnie przechodzi do kolejnego stanu.</text:span></text:p>
            </text:list-item>
          </text:list>
        </text:list-item>
      </text:list>
      <text:p text:style-name="P4"/>
      <text:list xml:id="list15234097299245" text:continue-numbering="true" text:style-name="L5">
        <text:list-item>
          <text:list>
            <text:list-item>
              <text:p text:style-name="P28">gettingMaster</text:p>
              <text:p text:style-name="P30">W tym stanie Zarządca sprawdza czy <text:span text:style-name="T6">otrzymał komplet odpowiedzi na żądanie mistrza oraz czy jest pierwszy w kolejce do wybranego mistrza. Jeśli tak, to wybiera losową salę (z projektorem), do której kolejka jest najkrótsza, dodaje się do kolejki oczekujących na salę i wysyła do wszystkich żądanie sali (REQUEST_ROOM_TAG)</text:span> <text:span text:style-name="T7">wraz z informacją o liczbie przeprowadzonych wykładów.</text:span> <text:span text:style-name="T6">Następnie przechodzi do kolejnego stanu. W przypadku braku kompletu odpowiedzi Zarządca nie wykonuje żadnej akcji.</text:span></text:p>
            </text:list-item>
          </text:list>
        </text:list-item>
      </text:list>
      <text:p text:style-name="P3"/>
      <text:list xml:id="list15234513747179" text:continue-numbering="true" text:style-name="L5">
        <text:list-item>
          <text:list>
            <text:list-item>
              <text:p text:style-name="P28">gettingRoom</text:p>
              <text:p text:style-name="P31">W tym stanie Zarządca sprawdza czy <text:span text:style-name="T6">otrzymał komplet odpowiedzi na żądanie sali oraz czy jest pierwszy w kolejce do wybranej sali. Jeśli tak, to ustala moment zakończenia wykładu i rozpoczyna się wykład. Następnie przechodzi do kolejnego stanu. W przypadku braku kompletu odpowiedzi Zarządca nie wykonuje żadnej akcji.</text:span></text:p>
            </text:list-item>
          </text:list>
        </text:list-item>
      </text:list>
      <text:p text:style-name="P5"/>
      <text:list xml:id="list15233771359054" text:continue-numbering="true" text:style-name="L5">
        <text:list-item>
          <text:list>
            <text:list-item>
              <text:p text:style-name="P28"><text:span text:style-name="T6">l</text:span>ecture</text:p>
              <text:p text:style-name="P32">W tym stanie Zarządca sprawdza czy prowadzony wykład został zakończony. Jeśli wyznaczony czas zakończenia wykładu jeszcze nie minął, to nie zostanie wykonana żadna akcja. W przeciwnym przypadku Zarządca<text:span text:style-name="T7">,</text:span> <text:span text:style-name="T9">usuwa się z kolejek do zasobów, </text:span>zwalnia salę (wysyła RELEASE_ROOM_TAG do wszystkich), zmniejsza moc mistrza o 1 i zależnie od ilości pozostałej mocy <text:span text:style-name="T7">mistrza </text:span>wykonuje odpowiednią akcję. Jeśli poziom mocy jest dodatni, to Zarządca wysyła do wszystkich informację o zwolnieniu mistrza (RELEASE_MASTER_TAG), wraz z informacją o <text:span text:style-name="T7">liczbie przeprowadzonych wykładów, </text:span>aktualnym poziomie mocy mistrza oraz wersji (powiększonej o 1) <text:span text:style-name="T7">stanu mocy</text:span>, i przechodzi do stanu vacant. Jeśli mistrz wykorzystał całą swoją moc, to zostaje wysłany na medytacje, zostaje wyznaczony czas zakończenia medytacji i Zarządca przechodzi do stanu meditate.</text:p>
            </text:list-item>
          </text:list>
        </text:list-item>
      </text:list>
      <text:p text:style-name="P6"/>
      <text:list xml:id="list15235164821957" text:continue-numbering="true" text:style-name="L5">
        <text:list-item>
          <text:list>
            <text:list-item>
              <text:p text:style-name="P28"><text:span text:style-name="T6">m</text:span>editate</text:p>
              <text:p text:style-name="P33">Jeśli wyznaczony czas zakończenia medytacji jeszcze nie minął, to nie zostanie wykonana żadna akcja. W przeciwnym przypadku Zarządca ustala moc mistrza jako maksymalną (dla danego mistrza), wysyła do wszystkich informację zwolnienia mistrza (RELEASE_MASTER_TAG), wraz z informacją o <text:span text:style-name="T7">liczbie przeprowadzonych wykładów, </text:span>aktualnym poziomie mocy mistrza oraz wersji (powiększonej o 1) <text:span text:style-name="T7">stanu mocy</text:span>, i przechodzi do stanu vacant.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><text:soft-page-break/></text:p>
      <text:list xml:id="list775530504438658992" text:style-name="L6">
        <text:list-item>
          <text:list>
            <text:list-item>
              <text:p text:style-name="P25">Sekcja odbioru wiadomości, w zależności od rodzaju wiadomości:</text:p>
            </text:list-item>
          </text:list>
        </text:list-item>
        <text:list-item>
          <text:p text:style-name="P47">REQUEST_ROOM_TAG – <text:span text:style-name="T8">Zarządca dodaje nadawcę (wraz z liczbą zorganizowanych wykładów) do kolejki dla danego zasobu. Jeśli żądanie dotyczy sali, którą Zarządca nie jest zainteresowany (nie wysyłał żądania tej sali, nie zajmuje tej sali), to wysyła RESPONSE_ROOM_TAG w odpowiedzi do nadawcy. W przeciwnym wypadku wysyła RESPONSE_ROOM_TAG do nadawcy tylko w sytuacji, gdy jest w stanie gettingRoom oraz liczba zorganizowanych wykładów nadawcy jest mniejsza od liczby zorganizowanych wykładów Zarządcy (w przypadku równości decyduje mniejszy tid). </text:span></text:p>
          <text:p text:style-name="P53">Odpowiedź <text:s/><text:span text:style-name="T8">RESPONSE_</text:span>ROOM<text:span text:style-name="T8">_TAG </text:span>jest wysyłana wraz z otrzymaną w żądaniu liczbą zorganizowanych wykładów.</text:p>
        </text:list-item>
      </text:list>
      <text:p text:style-name="P20"/>
      <text:list xml:id="list15234333497790" text:continue-numbering="true" text:style-name="L6">
        <text:list-item>
          <text:p text:style-name="P48"><text:span text:style-name="T5">R</text:span>EQUEST_MASTER_TAG – <text:span text:style-name="T8">Zarządca dodaje nadawcę (wraz z liczbą zorganizowanych wykładów) do kolejki dla danego zasobu. Jeśli żądanie dotyczy mistrza, którym Zarządca nie jest zainteresowany (nie wysyłał żądania tego mistrza, nie zajmuje go w tej chwili), to wysyła RESPONSE_MASTER_TAG w odpowiedzi do nadawcy. W przeciwnym wypadku wysyła RESPONSE_MASTER_TAG do nadawcy tylko w sytuacji, gdy jest w stanie gettingRoom oraz liczba zorganizowanych wykładów nadawcy jest mniejsza od liczby zorganizowanych wykładów Zarządcy (w przypadku równości decyduje mniejszy tid).</text:span></text:p>
          <text:p text:style-name="P53">Odpowiedź <text:s/><text:span text:style-name="T8">RESPONSE_MASTER_TAG </text:span>jest wysyłana wraz z otrzymaną w żądaniu liczbą zorganizowanych wykładów.</text:p>
        </text:list-item>
      </text:list>
      <text:p text:style-name="P19"/>
      <text:list xml:id="list15234711650359" text:continue-numbering="true" text:style-name="L6">
        <text:list-item>
          <text:p text:style-name="P49">RELEASE_ROOM_TAG – <text:span text:style-name="T8">Usuwa nadawcę (biorąc pod uwagę liczbę zorganizowanych wykładów nadawcy) z kolejki do danego zasobu. Jeśli zwolnienie dotyczy zasobu, na który oczekuje Zarządca, to nadawca jest dodawany do zbioru procesów, które zezwoliły na zajęcie zasobu.</text:span></text:p>
        </text:list-item>
      </text:list>
      <text:p text:style-name="P18"/>
      <text:list xml:id="list15234850026764" text:continue-numbering="true" text:style-name="L6">
        <text:list-item>
          <text:p text:style-name="P50">RELEASE_MASTER_TAG – <text:span text:style-name="T8">Usuwa nadawcę (biorąc pod uwagę liczbę zorganizowanych wykładów nadawcy) z kolejki do danego zasobu. Jeśli zwolnienie dotyczy zasobu, na który oczekuje Zarządca, to nadawca jest dodawany do zbioru procesów, które zezwoliły na zajęcie zasobu. Jeśli w wiadomości została dostarczona nowsza wersja poziomu mocy mistrza, to moc mistrza i wersja zostają zaktualizowane.</text:span></text:p>
          <text:p text:style-name="P50"/>
        </text:list-item>
        <text:list-item>
          <text:p text:style-name="P52">RESPONSE_<text:span text:style-name="T10">ROOM_</text:span>TAG – <text:span text:style-name="T10">Jeśli Zarządca znajduje się w stanie gettingRoom i liczba zorganizowanych wykładów Zarządcy zgadza się z otrzymaną, to dodaje nadawcę do zbioru procesów, które zezwoliły na zajęcie tego zasobu.</text:span></text:p>
        </text:list-item>
      </text:list>
      <text:p text:style-name="P21"/>
      <text:list xml:id="list15234454130065" text:continue-numbering="true" text:style-name="L6">
        <text:list-item>
          <text:p text:style-name="P52">RESPONSE_<text:span text:style-name="T10">MASTER_</text:span>TAG – <text:span text:style-name="T10">Jeśli Zarządca znajduje się w stanie gettingMaster i liczba zorganizowanych wykładów Zarządcy zgadza się z otrzymaną, to dodaje nadawcę do zbioru procesów, które zezwoliły na zajęcie tego zasobu.</text:span></text:p>
        </text:list-item>
      </text:list>
      <text:h text:style-name="P56" text:outline-level="2">Analiza złożoności komunikacyjnej algorytmu</text:h>
      <text:list xml:id="list2689775010034029546" text:style-name="L7">
        <text:list-item>
          <text:p text:style-name="P38">Złożoność komunikacyjna pakietowa [liczba komunikatów]:</text:p>
        </text:list-item>
      </text:list>
      <text:list xml:id="list2164390531416872201" text:style-name="L8">
        <text:list-item>
          <text:p text:style-name="P34">Liczba rozesłanych żądań mistrza: N-1</text:p>
        </text:list-item>
        <text:list-item>
          <text:p text:style-name="P34">Liczba otrzymanych odpowiedzi na żądanie + zwolnień konkretnego mistrza: maksymalnie 2N-2; średnio N-1</text:p>
        </text:list-item>
        <text:list-item>
          <text:p text:style-name="P34">Liczba rozesłanych żądań sali: N-1</text:p>
        </text:list-item>
        <text:list-item>
          <text:p text:style-name="P34">Liczba otrzymanych odpowiedzi na żądanie + zwolnień konkretnej sali: maksymalnie 2N-2; średnio N-1</text:p>
        </text:list-item>
        <text:list-item>
          <text:p text:style-name="P34">Liczba wysłanych zwolnień zasobów: 2N-2</text:p>
        </text:list-item>
        <text:list-item>
          <text:p text:style-name="P42">Sumarycznie: maksymalnie 8(N+1); średnio 6(N+1)</text:p>
        </text:list-item>
      </text:list>
      <text:p text:style-name="P11"/>
      <text:p text:style-name="P11"/>
      <text:p text:style-name="P11"/>
      <text:p text:style-name="P11"/>
      <text:p text:style-name="P11"/>
      <text:p text:style-name="P43"><text:soft-page-break/></text:p>
      <text:list xml:id="list15234785896317" text:continue-list="list2689775010034029546" text:style-name="L7">
        <text:list-item>
          <text:p text:style-name="P38">Złożoność komunikacyjna czasowa przy założeniu jednostkowego czasu przesłania pojedynczego komunikatu w kanale:</text:p>
        </text:list-item>
      </text:list>
      <text:list xml:id="list2501755800025101874" text:style-name="L9">
        <text:list-item>
          <text:p text:style-name="P35">Czas rozsyłania żądań mistrza: 1</text:p>
        </text:list-item>
        <text:list-item>
          <text:p text:style-name="P35">Czas otrzymania odpowiedzi na żądanie + zwolnień konkretnego mistrza: maksymalnie 2; średnio 1</text:p>
        </text:list-item>
        <text:list-item>
          <text:p text:style-name="P35">Czas rozsyłania żądań sali: 1</text:p>
        </text:list-item>
        <text:list-item>
          <text:p text:style-name="P35">Czas otrzymania odpowiedzi na żądanie + zwolnień konkretnej sali: maksymalnie 2; średnio 1</text:p>
        </text:list-item>
        <text:list-item>
          <text:p text:style-name="P35">Czas rozsyłania zwolnień zasobów: 2</text:p>
        </text:list-item>
        <text:list-item>
          <text:p text:style-name="P44">Sumarycznie: maksymalnie 8; średnio 6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swiss"/>
    <style:font-face style:name="Cantarell" svg:font-family="Cantarell" style:font-adornments="Pogrubiona" style:font-pitch="variable"/>
    <style:font-face style:name="Heuristica" svg:font-family="Heuristica" style:font-pitch="variable"/>
    <style:font-face style:name="PT Serif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left="0cm" fo:margin-right="0cm" fo:margin-top="0.423cm" fo:margin-bottom="0.212cm" style:contextual-spacing="false" fo:text-align="start" style:justify-single-word="false" fo:orphans="2" fo:widows="2" fo:text-indent="0cm" style:auto-text-indent="false" fo:keep-with-next="always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family="Arial" style:font-family-generic="swiss" style:font-pitch="variable" fo:font-size="10pt" fo:language="pl" fo:country="PL" style:font-name-asian="Microsoft YaHei" style:font-family-asian="'Microsoft YaHei'" style:font-family-generic-asian="system" style:font-pitch-asian="variable" style:font-size-asian="10pt" style:language-asian="pl" style:country-asian="PL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847cm" fo:margin-bottom="0.212cm" style:contextual-spacing="false" fo:text-align="start" style:justify-single-word="false" fo:orphans="2" fo:widows="2" fo:text-indent="0cm" style:auto-text-indent="false" fo:background-color="transparent" fo:keep-with-next="always" style:vertical-align="auto">
        <style:background-image/>
      </style:paragraph-properties>
      <style:text-properties fo:text-transform="capitalize" fo:color="#3399ff" style:font-name="PT Serif" fo:font-family="'PT Serif'" style:font-style-name="Pogrubiona" style:font-family-generic="roman" style:font-pitch="variable" fo:font-size="14pt" fo:language="pl" fo:country="PL" style:text-underline-style="none" fo:font-weight="bold" style:letter-kerning="true" style:font-size-asian="14pt" style:language-asian="pl" style:country-asian="PL" style:font-weight-asian="bold" style:font-relief="none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.635cm" fo:margin-right="0cm" fo:margin-top="0.423cm" fo:margin-bottom="0.106cm" style:contextual-spacing="false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Cantarell" fo:font-family="Cantarell" style:font-style-name="Pogrubiona" style:font-pitch="variable" fo:font-size="12pt" fo:language="pl" fo:country="PL" fo:font-weight="bold" style:font-size-asian="12pt" style:language-asian="pl" style:country-asian="PL" style:font-weight-asian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1" fo:font-family="Arial" style:font-family-generic="swiss" fo:font-size="11pt" fo:language="pl" fo:country="PL" fo:font-weight="bold" style:font-size-asian="11pt" style:language-asian="pl" style:country-asian="PL" style:font-weight-asian="bold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pl" fo:country="PL" style:font-size-asian="10pt" style:language-asian="pl" style:country-asian="P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MT1" style:family="text">
      <style:text-properties fo:font-size="10pt" fo:language="pl" fo:country="PL" style:font-size-asian="10pt" style:language-asian="pl" style:country-asian="PL"/>
    </style:style>
    <style:page-layout style:name="Mpm1">
      <style:page-layout-properties fo:page-width="21.001cm" fo:page-height="29.7cm" style:num-format="1" style:print-orientation="portrait" fo:margin-top="1cm" fo:margin-bottom="1.251cm" fo:margin-left="1.401cm" fo:margin-right="1.401cm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pan text:style-name="MT1">/</text:span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Szychowiak</meta:initial-creator>
    <meta:creation-date>2003-12-04T16:54:00</meta:creation-date>
    <dc:date>2014-06-18T01:52:33.657433213</dc:date>
    <meta:editing-cycles>7</meta:editing-cycles>
    <meta:editing-duration>PT21M19S</meta:editing-duration>
    <meta:generator>LibreOffice/4.2.4.2$Linux_X86_64 LibreOffice_project/420m0$Build-2</meta:generator>
    <dc:creator>Michał Ślusarczyk</dc:creator>
    <meta:document-statistic meta:table-count="1" meta:image-count="0" meta:object-count="0" meta:page-count="4" meta:paragraph-count="77" meta:word-count="1085" meta:character-count="7861" meta:non-whitespace-character-count="6880"/>
    <meta:user-defined meta:name="Company">Instytut Informatyki</meta:user-defined>
    <meta:user-defined meta:name="Operator">Michał Szychowiak</meta:user-defined>
  </office:meta>
</office:document-meta>
</file>